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3.254cm"/>
    </style:style>
    <style:style style:name="co3" style:family="table-column">
      <style:table-column-properties fo:break-before="auto" style:column-width="3.658cm"/>
    </style:style>
    <style:style style:name="co4" style:family="table-column">
      <style:table-column-properties fo:break-before="auto" style:column-width="3.552cm"/>
    </style:style>
    <style:style style:name="co5" style:family="table-column">
      <style:table-column-properties fo:break-before="auto" style:column-width="3.212cm"/>
    </style:style>
    <style:style style:name="co6" style:family="table-column">
      <style:table-column-properties fo:break-before="auto" style:column-width="3.722cm"/>
    </style:style>
    <style:style style:name="co7" style:family="table-column">
      <style:table-column-properties fo:break-before="auto" style:column-width="3.127cm"/>
    </style:style>
    <style:style style:name="co8" style:family="table-column">
      <style:table-column-properties fo:break-before="auto" style:column-width="2.087cm"/>
    </style:style>
    <style:style style:name="co9" style:family="table-column">
      <style:table-column-properties fo:break-before="auto" style:column-width="3.233cm"/>
    </style:style>
    <style:style style:name="co10" style:family="table-column">
      <style:table-column-properties fo:break-before="auto" style:column-width="3.595cm"/>
    </style:style>
    <style:style style:name="co11" style:family="table-column">
      <style:table-column-properties fo:break-before="auto" style:column-width="3.44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gregados_20230102_Luca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6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2" table:number-columns-repeated="4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number-columns-repeated="6" table:default-cell-style-name="Default"/>
        <table:table-column table:style-name="co1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od_local</text:p>
          </table:table-cell>
          <table:table-cell office:value-type="string" calcext:value-type="string">
            <text:p>qtd_dom</text:p>
          </table:table-cell>
          <table:table-cell office:value-type="string" calcext:value-type="string">
            <text:p>qtd_dom_pobres</text:p>
          </table:table-cell>
          <table:table-cell office:value-type="string" calcext:value-type="string">
            <text:p>qtd_dom_vulneraveis</text:p>
          </table:table-cell>
          <table:table-cell office:value-type="string" calcext:value-type="string">
            <text:p>qtd_dom_pob_vul</text:p>
          </table:table-cell>
          <table:table-cell office:value-type="string" calcext:value-type="string">
            <text:p>qtd_pes</text:p>
          </table:table-cell>
          <table:table-cell office:value-type="string" calcext:value-type="string">
            <text:p>qtd_pes_pobres</text:p>
          </table:table-cell>
          <table:table-cell office:value-type="string" calcext:value-type="string">
            <text:p>qtd_pes_vulneraveis</text:p>
          </table:table-cell>
          <table:table-cell office:value-type="string" calcext:value-type="string">
            <text:p>qtd_pes_pob_vul</text:p>
          </table:table-cell>
          <table:table-cell office:value-type="string" calcext:value-type="string">
            <text:p>qtd_0a11</text:p>
          </table:table-cell>
          <table:table-cell office:value-type="string" calcext:value-type="string">
            <text:p>qtd_0a11_pobres</text:p>
          </table:table-cell>
          <table:table-cell office:value-type="string" calcext:value-type="string">
            <text:p>qtd_0a11_vulneraveis</text:p>
          </table:table-cell>
          <table:table-cell office:value-type="string" calcext:value-type="string">
            <text:p>qtd_0a11_pob_vul</text:p>
          </table:table-cell>
          <table:table-cell office:value-type="string" calcext:value-type="string">
            <text:p>incidencia</text:p>
          </table:table-cell>
          <table:table-cell office:value-type="string" calcext:value-type="string">
            <text:p>intensidade</text:p>
          </table:table-cell>
          <table:table-cell office:value-type="string" calcext:value-type="string">
            <text:p>IPM</text:p>
          </table:table-cell>
          <table:table-cell office:value-type="string" calcext:value-type="string">
            <text:p>qtd_dom_E1</text:p>
          </table:table-cell>
          <table:table-cell office:value-type="string" calcext:value-type="string">
            <text:p>qtd_dom_E2</text:p>
          </table:table-cell>
          <table:table-cell office:value-type="string" calcext:value-type="string">
            <text:p>qtd_dom_E3</text:p>
          </table:table-cell>
          <table:table-cell office:value-type="string" calcext:value-type="string">
            <text:p>qtd_dom_S1</text:p>
          </table:table-cell>
          <table:table-cell office:value-type="string" calcext:value-type="string">
            <text:p>qtd_dom_S2</text:p>
          </table:table-cell>
          <table:table-cell office:value-type="string" calcext:value-type="string">
            <text:p>qtd_dom_S3</text:p>
          </table:table-cell>
          <table:table-cell office:value-type="string" calcext:value-type="string">
            <text:p>qtd_dom_S4</text:p>
          </table:table-cell>
          <table:table-cell office:value-type="string" calcext:value-type="string">
            <text:p>qtd_dom_T1</text:p>
          </table:table-cell>
          <table:table-cell office:value-type="string" calcext:value-type="string">
            <text:p>qtd_dom_T2</text:p>
          </table:table-cell>
          <table:table-cell office:value-type="string" calcext:value-type="string">
            <text:p>qtd_dom_T3</text:p>
          </table:table-cell>
          <table:table-cell office:value-type="string" calcext:value-type="string">
            <text:p>qtd_dom_P1</text:p>
          </table:table-cell>
          <table:table-cell office:value-type="string" calcext:value-type="string">
            <text:p>qtd_dom_P2</text:p>
          </table:table-cell>
          <table:table-cell office:value-type="string" calcext:value-type="string">
            <text:p>qtd_dom_P3</text:p>
          </table:table-cell>
          <table:table-cell office:value-type="string" calcext:value-type="string">
            <text:p>qtd_dom_P4</text:p>
          </table:table-cell>
          <table:table-cell office:value-type="string" calcext:value-type="string">
            <text:p>contr_E1</text:p>
          </table:table-cell>
          <table:table-cell office:value-type="string" calcext:value-type="string">
            <text:p>contr_E2</text:p>
          </table:table-cell>
          <table:table-cell office:value-type="string" calcext:value-type="string">
            <text:p>contr_E3</text:p>
          </table:table-cell>
          <table:table-cell office:value-type="string" calcext:value-type="string">
            <text:p>contr_S1</text:p>
          </table:table-cell>
          <table:table-cell office:value-type="string" calcext:value-type="string">
            <text:p>contr_S2</text:p>
          </table:table-cell>
          <table:table-cell office:value-type="string" calcext:value-type="string">
            <text:p>contr_S3</text:p>
          </table:table-cell>
          <table:table-cell office:value-type="string" calcext:value-type="string">
            <text:p>contr_S4</text:p>
          </table:table-cell>
          <table:table-cell office:value-type="string" calcext:value-type="string">
            <text:p>contr_T1</text:p>
          </table:table-cell>
          <table:table-cell office:value-type="string" calcext:value-type="string">
            <text:p>contr_T2</text:p>
          </table:table-cell>
          <table:table-cell office:value-type="string" calcext:value-type="string">
            <text:p>contr_T3</text:p>
          </table:table-cell>
          <table:table-cell office:value-type="string" calcext:value-type="string">
            <text:p>contr_P1</text:p>
          </table:table-cell>
          <table:table-cell office:value-type="string" calcext:value-type="string">
            <text:p>contr_P2</text:p>
          </table:table-cell>
          <table:table-cell office:value-type="string" calcext:value-type="string">
            <text:p>contr_P3</text:p>
          </table:table-cell>
          <table:table-cell office:value-type="string" calcext:value-type="string">
            <text:p>contr_P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25533" calcext:value-type="float">
            <text:p>4025533</text:p>
          </table:table-cell>
          <table:table-cell office:value-type="float" office:value="1802688.24561246" calcext:value-type="float">
            <text:p>1802688,24561246</text:p>
          </table:table-cell>
          <table:table-cell office:value-type="float" office:value="728371.081755159" calcext:value-type="float">
            <text:p>728371,081755159</text:p>
          </table:table-cell>
          <table:table-cell office:value-type="float" office:value="2531059.32736762" calcext:value-type="float">
            <text:p>2531059,32736762</text:p>
          </table:table-cell>
          <table:table-cell office:value-type="float" office:value="15864454" calcext:value-type="float">
            <text:p>15864454</text:p>
          </table:table-cell>
          <table:table-cell office:value-type="float" office:value="8535353.0026781" calcext:value-type="float">
            <text:p>8535353,0026781</text:p>
          </table:table-cell>
          <table:table-cell office:value-type="float" office:value="2594658.6297813" calcext:value-type="float">
            <text:p>2594658,6297813</text:p>
          </table:table-cell>
          <table:table-cell office:value-type="float" office:value="11130011.6324594" calcext:value-type="float">
            <text:p>11130011,6324594</text:p>
          </table:table-cell>
          <table:table-cell office:value-type="float" office:value="3909592.01399832" calcext:value-type="float">
            <text:p>3909592,01399832</text:p>
          </table:table-cell>
          <table:table-cell office:value-type="float" office:value="2444433.02967234" calcext:value-type="float">
            <text:p>2444433,02967234</text:p>
          </table:table-cell>
          <table:table-cell office:value-type="float" office:value="588395.790432191" calcext:value-type="float">
            <text:p>588395,790432191</text:p>
          </table:table-cell>
          <table:table-cell office:value-type="float" office:value="3032828.82010453" calcext:value-type="float">
            <text:p>3032828,82010453</text:p>
          </table:table-cell>
          <table:table-cell office:value-type="float" office:value="44.7813555524811" calcext:value-type="float">
            <text:p>44,7813555524811</text:p>
          </table:table-cell>
          <table:table-cell office:value-type="float" office:value="44.7" calcext:value-type="float">
            <text:p>44,7</text:p>
          </table:table-cell>
          <table:table-cell office:value-type="float" office:value="20.017265931959" calcext:value-type="float">
            <text:p>20,017265931959</text:p>
          </table:table-cell>
          <table:table-cell office:value-type="float" office:value="242436.24255335" calcext:value-type="float">
            <text:p>242436,24255335</text:p>
          </table:table-cell>
          <table:table-cell office:value-type="float" office:value="496028.552518063" calcext:value-type="float">
            <text:p>496028,552518063</text:p>
          </table:table-cell>
          <table:table-cell office:value-type="float" office:value="1369118.12104855" calcext:value-type="float">
            <text:p>1369118,12104855</text:p>
          </table:table-cell>
          <table:table-cell office:value-type="float" office:value="4786.11626002586" calcext:value-type="float">
            <text:p>4786,11626002586</text:p>
          </table:table-cell>
          <table:table-cell office:value-type="float" office:value="1235781.04278558" calcext:value-type="float">
            <text:p>1235781,04278558</text:p>
          </table:table-cell>
          <table:table-cell office:value-type="float" office:value="1622297.30356458" calcext:value-type="float">
            <text:p>1622297,30356458</text:p>
          </table:table-cell>
          <table:table-cell office:value-type="float" office:value="896658.006556593" calcext:value-type="float">
            <text:p>896658,006556593</text:p>
          </table:table-cell>
          <table:table-cell office:value-type="float" office:value="138380.926827405" calcext:value-type="float">
            <text:p>138380,926827405</text:p>
          </table:table-cell>
          <table:table-cell office:value-type="float" office:value="256378.502495447" calcext:value-type="float">
            <text:p>256378,502495447</text:p>
          </table:table-cell>
          <table:table-cell office:value-type="float" office:value="1111310.96618002" calcext:value-type="float">
            <text:p>1111310,96618002</text:p>
          </table:table-cell>
          <table:table-cell office:value-type="float" office:value="1189464.27256964" calcext:value-type="float">
            <text:p>1189464,27256964</text:p>
          </table:table-cell>
          <table:table-cell office:value-type="float" office:value="960752.811378742" calcext:value-type="float">
            <text:p>960752,811378742</text:p>
          </table:table-cell>
          <table:table-cell office:value-type="float" office:value="1612410.80252385" calcext:value-type="float">
            <text:p>1612410,80252385</text:p>
          </table:table-cell>
          <table:table-cell office:value-type="float" office:value="555641.500524112" calcext:value-type="float">
            <text:p>555641,500524112</text:p>
          </table:table-cell>
          <table:table-cell office:value-type="float" office:value="2.50619232539864" calcext:value-type="float">
            <text:p>2,50619232539864</text:p>
          </table:table-cell>
          <table:table-cell office:value-type="float" office:value="5.12771085051692" calcext:value-type="float">
            <text:p>5,12771085051692</text:p>
          </table:table-cell>
          <table:table-cell office:value-type="float" office:value="14.1533018801056" calcext:value-type="float">
            <text:p>14,1533018801056</text:p>
          </table:table-cell>
          <table:table-cell office:value-type="float" office:value="0.0371223200914174" calcext:value-type="float">
            <text:p>0,0371223200914174</text:p>
          </table:table-cell>
          <table:table-cell office:value-type="float" office:value="9.5850282234774" calcext:value-type="float">
            <text:p>9,5850282234774</text:p>
          </table:table-cell>
          <table:table-cell office:value-type="float" office:value="12.5829454435447" calcext:value-type="float">
            <text:p>12,5829454435447</text:p>
          </table:table-cell>
          <table:table-cell office:value-type="float" office:value="6.95470475925008" calcext:value-type="float">
            <text:p>6,95470475925008</text:p>
          </table:table-cell>
          <table:table-cell office:value-type="float" office:value="1.43051720792148" calcext:value-type="float">
            <text:p>1,43051720792148</text:p>
          </table:table-cell>
          <table:table-cell office:value-type="float" office:value="2.65032087852908" calcext:value-type="float">
            <text:p>2,65032087852908</text:p>
          </table:table-cell>
          <table:table-cell office:value-type="float" office:value="11.488212262483" calcext:value-type="float">
            <text:p>11,488212262483</text:p>
          </table:table-cell>
          <table:table-cell office:value-type="float" office:value="9.22578371788161" calcext:value-type="float">
            <text:p>9,22578371788161</text:p>
          </table:table-cell>
          <table:table-cell office:value-type="float" office:value="7.45184016748856" calcext:value-type="float">
            <text:p>7,45184016748856</text:p>
          </table:table-cell>
          <table:table-cell office:value-type="float" office:value="12.5062632577643" calcext:value-type="float">
            <text:p>12,5062632577643</text:p>
          </table:table-cell>
          <table:table-cell office:value-type="float" office:value="4.30969506754524" calcext:value-type="float">
            <text:p>4,309695067545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38520" calcext:value-type="float">
            <text:p>15038520</text:p>
          </table:table-cell>
          <table:table-cell office:value-type="float" office:value="4573013.45906763" calcext:value-type="float">
            <text:p>4573013,45906763</text:p>
          </table:table-cell>
          <table:table-cell office:value-type="float" office:value="2701714.05744787" calcext:value-type="float">
            <text:p>2701714,05744787</text:p>
          </table:table-cell>
          <table:table-cell office:value-type="float" office:value="7274727.51651549" calcext:value-type="float">
            <text:p>7274727,51651549</text:p>
          </table:table-cell>
          <table:table-cell office:value-type="float" office:value="53081950.0000001" calcext:value-type="float">
            <text:p>53081950,0000001</text:p>
          </table:table-cell>
          <table:table-cell office:value-type="float" office:value="20559194.8914007" calcext:value-type="float">
            <text:p>20559194,8914007</text:p>
          </table:table-cell>
          <table:table-cell office:value-type="float" office:value="9421908.83660385" calcext:value-type="float">
            <text:p>9421908,83660385</text:p>
          </table:table-cell>
          <table:table-cell office:value-type="float" office:value="29981103.7280046" calcext:value-type="float">
            <text:p>29981103,7280046</text:p>
          </table:table-cell>
          <table:table-cell office:value-type="float" office:value="10956014.166625" calcext:value-type="float">
            <text:p>10956014,166625</text:p>
          </table:table-cell>
          <table:table-cell office:value-type="float" office:value="5216500.45168724" calcext:value-type="float">
            <text:p>5216500,45168724</text:p>
          </table:table-cell>
          <table:table-cell office:value-type="float" office:value="1915067.2828558" calcext:value-type="float">
            <text:p>1915067,2828558</text:p>
          </table:table-cell>
          <table:table-cell office:value-type="float" office:value="7131567.73454303" calcext:value-type="float">
            <text:p>7131567,73454303</text:p>
          </table:table-cell>
          <table:table-cell office:value-type="float" office:value="30.4086669370897" calcext:value-type="float">
            <text:p>30,4086669370897</text:p>
          </table:table-cell>
          <table:table-cell office:value-type="float" office:value="41.85" calcext:value-type="float">
            <text:p>41,85</text:p>
          </table:table-cell>
          <table:table-cell office:value-type="float" office:value="12.7260271131721" calcext:value-type="float">
            <text:p>12,7260271131721</text:p>
          </table:table-cell>
          <table:table-cell office:value-type="float" office:value="508289.908786714" calcext:value-type="float">
            <text:p>508289,908786714</text:p>
          </table:table-cell>
          <table:table-cell office:value-type="float" office:value="1319258.31032681" calcext:value-type="float">
            <text:p>1319258,31032681</text:p>
          </table:table-cell>
          <table:table-cell office:value-type="float" office:value="3885902.2857805" calcext:value-type="float">
            <text:p>3885902,2857805</text:p>
          </table:table-cell>
          <table:table-cell office:value-type="float" office:value="9762.14107239243" calcext:value-type="float">
            <text:p>9762,14107239243</text:p>
          </table:table-cell>
          <table:table-cell office:value-type="float" office:value="2521858.18560191" calcext:value-type="float">
            <text:p>2521858,18560191</text:p>
          </table:table-cell>
          <table:table-cell office:value-type="float" office:value="3519387.96941486" calcext:value-type="float">
            <text:p>3519387,96941486</text:p>
          </table:table-cell>
          <table:table-cell office:value-type="float" office:value="2812105.69902184" calcext:value-type="float">
            <text:p>2812105,69902184</text:p>
          </table:table-cell>
          <table:table-cell office:value-type="float" office:value="355049.531023161" calcext:value-type="float">
            <text:p>355049,531023161</text:p>
          </table:table-cell>
          <table:table-cell office:value-type="float" office:value="732456.797094209" calcext:value-type="float">
            <text:p>732456,797094209</text:p>
          </table:table-cell>
          <table:table-cell office:value-type="float" office:value="2693976.39911566" calcext:value-type="float">
            <text:p>2693976,39911566</text:p>
          </table:table-cell>
          <table:table-cell office:value-type="float" office:value="790524.894533375" calcext:value-type="float">
            <text:p>790524,894533375</text:p>
          </table:table-cell>
          <table:table-cell office:value-type="float" office:value="1997519.91363384" calcext:value-type="float">
            <text:p>1997519,91363384</text:p>
          </table:table-cell>
          <table:table-cell office:value-type="float" office:value="4459474.26560078" calcext:value-type="float">
            <text:p>4459474,26560078</text:p>
          </table:table-cell>
          <table:table-cell office:value-type="float" office:value="1856741.54268796" calcext:value-type="float">
            <text:p>1856741,54268796</text:p>
          </table:table-cell>
          <table:table-cell office:value-type="float" office:value="2.21237400592783" calcext:value-type="float">
            <text:p>2,21237400592783</text:p>
          </table:table-cell>
          <table:table-cell office:value-type="float" office:value="5.74218126784813" calcext:value-type="float">
            <text:p>5,74218126784813</text:p>
          </table:table-cell>
          <table:table-cell office:value-type="float" office:value="16.9137121513144" calcext:value-type="float">
            <text:p>16,9137121513144</text:p>
          </table:table-cell>
          <table:table-cell office:value-type="float" office:value="0.0318806490702021" calcext:value-type="float">
            <text:p>0,0318806490702021</text:p>
          </table:table-cell>
          <table:table-cell office:value-type="float" office:value="8.23574205942998" calcext:value-type="float">
            <text:p>8,23574205942998</text:p>
          </table:table-cell>
          <table:table-cell office:value-type="float" office:value="11.4934184993609" calcext:value-type="float">
            <text:p>11,4934184993609</text:p>
          </table:table-cell>
          <table:table-cell office:value-type="float" office:value="9.18361599919593" calcext:value-type="float">
            <text:p>9,18361599919593</text:p>
          </table:table-cell>
          <table:table-cell office:value-type="float" office:value="1.54538254581426" calcext:value-type="float">
            <text:p>1,54538254581426</text:p>
          </table:table-cell>
          <table:table-cell office:value-type="float" office:value="3.18807898867093" calcext:value-type="float">
            <text:p>3,18807898867093</text:p>
          </table:table-cell>
          <table:table-cell office:value-type="float" office:value="11.7257558235088" calcext:value-type="float">
            <text:p>11,7257558235088</text:p>
          </table:table-cell>
          <table:table-cell office:value-type="float" office:value="2.58165156157702" calcext:value-type="float">
            <text:p>2,58165156157702</text:p>
          </table:table-cell>
          <table:table-cell office:value-type="float" office:value="6.52338773892501" calcext:value-type="float">
            <text:p>6,52338773892501</text:p>
          </table:table-cell>
          <table:table-cell office:value-type="float" office:value="14.5634992410916" calcext:value-type="float">
            <text:p>14,5634992410916</text:p>
          </table:table-cell>
          <table:table-cell office:value-type="float" office:value="6.06364168449716" calcext:value-type="float">
            <text:p>6,063641684497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576853.9999997" calcext:value-type="float">
            <text:p>25576853,9999997</text:p>
          </table:table-cell>
          <table:table-cell office:value-type="float" office:value="1927231.35311746" calcext:value-type="float">
            <text:p>1927231,35311746</text:p>
          </table:table-cell>
          <table:table-cell office:value-type="float" office:value="1933983.71612981" calcext:value-type="float">
            <text:p>1933983,71612981</text:p>
          </table:table-cell>
          <table:table-cell office:value-type="float" office:value="3861215.06924727" calcext:value-type="float">
            <text:p>3861215,06924727</text:p>
          </table:table-cell>
          <table:table-cell office:value-type="float" office:value="80364410.0000006" calcext:value-type="float">
            <text:p>80364410,0000006</text:p>
          </table:table-cell>
          <table:table-cell office:value-type="float" office:value="8295707.26461375" calcext:value-type="float">
            <text:p>8295707,26461375</text:p>
          </table:table-cell>
          <table:table-cell office:value-type="float" office:value="7544151.26674455" calcext:value-type="float">
            <text:p>7544151,26674455</text:p>
          </table:table-cell>
          <table:table-cell office:value-type="float" office:value="15839858.5313583" calcext:value-type="float">
            <text:p>15839858,5313583</text:p>
          </table:table-cell>
          <table:table-cell office:value-type="float" office:value="13480470.5507641" calcext:value-type="float">
            <text:p>13480470,5507641</text:p>
          </table:table-cell>
          <table:table-cell office:value-type="float" office:value="1913816.55480351" calcext:value-type="float">
            <text:p>1913816,55480351</text:p>
          </table:table-cell>
          <table:table-cell office:value-type="float" office:value="1629113.61863046" calcext:value-type="float">
            <text:p>1629113,61863046</text:p>
          </table:table-cell>
          <table:table-cell office:value-type="float" office:value="3542930.17343398" calcext:value-type="float">
            <text:p>3542930,17343398</text:p>
          </table:table-cell>
          <table:table-cell office:value-type="float" office:value="7.5350602271784" calcext:value-type="float">
            <text:p>7,5350602271784</text:p>
          </table:table-cell>
          <table:table-cell office:value-type="float" office:value="39.71" calcext:value-type="float">
            <text:p>39,71</text:p>
          </table:table-cell>
          <table:table-cell office:value-type="float" office:value="2.99217241621254" calcext:value-type="float">
            <text:p>2,99217241621254</text:p>
          </table:table-cell>
          <table:table-cell office:value-type="float" office:value="284440.799547787" calcext:value-type="float">
            <text:p>284440,799547787</text:p>
          </table:table-cell>
          <table:table-cell office:value-type="float" office:value="451621.433975349" calcext:value-type="float">
            <text:p>451621,433975349</text:p>
          </table:table-cell>
          <table:table-cell office:value-type="float" office:value="1675866.46616524" calcext:value-type="float">
            <text:p>1675866,46616524</text:p>
          </table:table-cell>
          <table:table-cell office:value-type="float" office:value="3593.06769243225" calcext:value-type="float">
            <text:p>3593,06769243225</text:p>
          </table:table-cell>
          <table:table-cell office:value-type="float" office:value="1186358.96664277" calcext:value-type="float">
            <text:p>1186358,96664277</text:p>
          </table:table-cell>
          <table:table-cell office:value-type="float" office:value="1502527.75409705" calcext:value-type="float">
            <text:p>1502527,75409705</text:p>
          </table:table-cell>
          <table:table-cell office:value-type="float" office:value="902415.399495539" calcext:value-type="float">
            <text:p>902415,399495539</text:p>
          </table:table-cell>
          <table:table-cell office:value-type="float" office:value="152011.220367819" calcext:value-type="float">
            <text:p>152011,220367819</text:p>
          </table:table-cell>
          <table:table-cell office:value-type="float" office:value="387241.138955317" calcext:value-type="float">
            <text:p>387241,138955317</text:p>
          </table:table-cell>
          <table:table-cell office:value-type="float" office:value="1221091.92120097" calcext:value-type="float">
            <text:p>1221091,92120097</text:p>
          </table:table-cell>
          <table:table-cell office:value-type="float" office:value="139417.163424526" calcext:value-type="float">
            <text:p>139417,163424526</text:p>
          </table:table-cell>
          <table:table-cell office:value-type="float" office:value="886413.58092445" calcext:value-type="float">
            <text:p>886413,58092445</text:p>
          </table:table-cell>
          <table:table-cell office:value-type="float" office:value="1668793.99579343" calcext:value-type="float">
            <text:p>1668793,99579343</text:p>
          </table:table-cell>
          <table:table-cell office:value-type="float" office:value="394550.233406377" calcext:value-type="float">
            <text:p>394550,233406377</text:p>
          </table:table-cell>
          <table:table-cell office:value-type="float" office:value="3.09601568856293" calcext:value-type="float">
            <text:p>3,09601568856293</text:p>
          </table:table-cell>
          <table:table-cell office:value-type="float" office:value="4.91570494493728" calcext:value-type="float">
            <text:p>4,91570494493728</text:p>
          </table:table-cell>
          <table:table-cell office:value-type="float" office:value="18.2410852431612" calcext:value-type="float">
            <text:p>18,2410852431612</text:p>
          </table:table-cell>
          <table:table-cell office:value-type="float" office:value="0.0293434840088689" calcext:value-type="float">
            <text:p>0,0293434840088689</text:p>
          </table:table-cell>
          <table:table-cell office:value-type="float" office:value="9.68863053701475" calcext:value-type="float">
            <text:p>9,68863053701475</text:p>
          </table:table-cell>
          <table:table-cell office:value-type="float" office:value="12.270684245134" calcext:value-type="float">
            <text:p>12,270684245134</text:p>
          </table:table-cell>
          <table:table-cell office:value-type="float" office:value="7.36975033902834" calcext:value-type="float">
            <text:p>7,36975033902834</text:p>
          </table:table-cell>
          <table:table-cell office:value-type="float" office:value="1.65457671278026" calcext:value-type="float">
            <text:p>1,65457671278026</text:p>
          </table:table-cell>
          <table:table-cell office:value-type="float" office:value="4.2149531409302" calcext:value-type="float">
            <text:p>4,2149531409302</text:p>
          </table:table-cell>
          <table:table-cell office:value-type="float" office:value="13.2910600421109" calcext:value-type="float">
            <text:p>13,2910600421109</text:p>
          </table:table-cell>
          <table:table-cell office:value-type="float" office:value="1.13857729820284" calcext:value-type="float">
            <text:p>1,13857729820284</text:p>
          </table:table-cell>
          <table:table-cell office:value-type="float" office:value="7.23906838490247" calcext:value-type="float">
            <text:p>7,23906838490247</text:p>
          </table:table-cell>
          <table:table-cell office:value-type="float" office:value="13.6285297471011" calcext:value-type="float">
            <text:p>13,6285297471011</text:p>
          </table:table-cell>
          <table:table-cell office:value-type="float" office:value="3.22217098471039" calcext:value-type="float">
            <text:p>3,222170984710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08655.00000002" calcext:value-type="float">
            <text:p>9008655,00000002</text:p>
          </table:table-cell>
          <table:table-cell office:value-type="float" office:value="1204629.17870074" calcext:value-type="float">
            <text:p>1204629,17870074</text:p>
          </table:table-cell>
          <table:table-cell office:value-type="float" office:value="1038157.3396232" calcext:value-type="float">
            <text:p>1038157,3396232</text:p>
          </table:table-cell>
          <table:table-cell office:value-type="float" office:value="2242786.51832394" calcext:value-type="float">
            <text:p>2242786,51832394</text:p>
          </table:table-cell>
          <table:table-cell office:value-type="float" office:value="27386891.0000001" calcext:value-type="float">
            <text:p>27386891,0000001</text:p>
          </table:table-cell>
          <table:table-cell office:value-type="float" office:value="4605876.76111532" calcext:value-type="float">
            <text:p>4605876,76111532</text:p>
          </table:table-cell>
          <table:table-cell office:value-type="float" office:value="3424154.82226363" calcext:value-type="float">
            <text:p>3424154,82226363</text:p>
          </table:table-cell>
          <table:table-cell office:value-type="float" office:value="8030031.58337895" calcext:value-type="float">
            <text:p>8030031,58337895</text:p>
          </table:table-cell>
          <table:table-cell office:value-type="float" office:value="4599165.51934974" calcext:value-type="float">
            <text:p>4599165,51934974</text:p>
          </table:table-cell>
          <table:table-cell office:value-type="float" office:value="972519.14506995" calcext:value-type="float">
            <text:p>972519,14506995</text:p>
          </table:table-cell>
          <table:table-cell office:value-type="float" office:value="632548.527581506" calcext:value-type="float">
            <text:p>632548,527581506</text:p>
          </table:table-cell>
          <table:table-cell office:value-type="float" office:value="1605067.67265146" calcext:value-type="float">
            <text:p>1605067,67265146</text:p>
          </table:table-cell>
          <table:table-cell office:value-type="float" office:value="13.3719093327554" calcext:value-type="float">
            <text:p>13,3719093327554</text:p>
          </table:table-cell>
          <table:table-cell office:value-type="float" office:value="40.31" calcext:value-type="float">
            <text:p>40,31</text:p>
          </table:table-cell>
          <table:table-cell office:value-type="float" office:value="5.39021665203371" calcext:value-type="float">
            <text:p>5,39021665203371</text:p>
          </table:table-cell>
          <table:table-cell office:value-type="float" office:value="146539.431631526" calcext:value-type="float">
            <text:p>146539,431631526</text:p>
          </table:table-cell>
          <table:table-cell office:value-type="float" office:value="206895.449951627" calcext:value-type="float">
            <text:p>206895,449951627</text:p>
          </table:table-cell>
          <table:table-cell office:value-type="float" office:value="1049135.89270166" calcext:value-type="float">
            <text:p>1049135,89270166</text:p>
          </table:table-cell>
          <table:table-cell office:value-type="float" office:value="1881.72451071336" calcext:value-type="float">
            <text:p>1881,72451071336</text:p>
          </table:table-cell>
          <table:table-cell office:value-type="float" office:value="682444.735397884" calcext:value-type="float">
            <text:p>682444,735397884</text:p>
          </table:table-cell>
          <table:table-cell office:value-type="float" office:value="1109666.70022765" calcext:value-type="float">
            <text:p>1109666,70022765</text:p>
          </table:table-cell>
          <table:table-cell office:value-type="float" office:value="566202.547181782" calcext:value-type="float">
            <text:p>566202,547181782</text:p>
          </table:table-cell>
          <table:table-cell office:value-type="float" office:value="130868.743034462" calcext:value-type="float">
            <text:p>130868,743034462</text:p>
          </table:table-cell>
          <table:table-cell office:value-type="float" office:value="124269.865426312" calcext:value-type="float">
            <text:p>124269,865426312</text:p>
          </table:table-cell>
          <table:table-cell office:value-type="float" office:value="721526.955251436" calcext:value-type="float">
            <text:p>721526,955251436</text:p>
          </table:table-cell>
          <table:table-cell office:value-type="float" office:value="799521.063221468" calcext:value-type="float">
            <text:p>799521,063221468</text:p>
          </table:table-cell>
          <table:table-cell office:value-type="float" office:value="340110.920436206" calcext:value-type="float">
            <text:p>340110,920436206</text:p>
          </table:table-cell>
          <table:table-cell office:value-type="float" office:value="938608.15497784" calcext:value-type="float">
            <text:p>938608,15497784</text:p>
          </table:table-cell>
          <table:table-cell office:value-type="float" office:value="159432.643151326" calcext:value-type="float">
            <text:p>159432,643151326</text:p>
          </table:table-cell>
          <table:table-cell office:value-type="float" office:value="2.5138150818844" calcext:value-type="float">
            <text:p>2,5138150818844</text:p>
          </table:table-cell>
          <table:table-cell office:value-type="float" office:value="3.54919421121712" calcext:value-type="float">
            <text:p>3,54919421121712</text:p>
          </table:table-cell>
          <table:table-cell office:value-type="float" office:value="17.9974331867975" calcext:value-type="float">
            <text:p>17,9974331867975</text:p>
          </table:table-cell>
          <table:table-cell office:value-type="float" office:value="0.0242197626387823" calcext:value-type="float">
            <text:p>0,0242197626387823</text:p>
          </table:table-cell>
          <table:table-cell office:value-type="float" office:value="8.78377754624524" calcext:value-type="float">
            <text:p>8,78377754624524</text:p>
          </table:table-cell>
          <table:table-cell office:value-type="float" office:value="14.2825710855442" calcext:value-type="float">
            <text:p>14,2825710855442</text:p>
          </table:table-cell>
          <table:table-cell office:value-type="float" office:value="7.28761900062511" calcext:value-type="float">
            <text:p>7,28761900062511</text:p>
          </table:table-cell>
          <table:table-cell office:value-type="float" office:value="2.24499178360746" calcext:value-type="float">
            <text:p>2,24499178360746</text:p>
          </table:table-cell>
          <table:table-cell office:value-type="float" office:value="2.13179113945191" calcext:value-type="float">
            <text:p>2,13179113945191</text:p>
          </table:table-cell>
          <table:table-cell office:value-type="float" office:value="12.3774558281211" calcext:value-type="float">
            <text:p>12,3774558281211</text:p>
          </table:table-cell>
          <table:table-cell office:value-type="float" office:value="10.2906723410803" calcext:value-type="float">
            <text:p>10,2906723410803</text:p>
          </table:table-cell>
          <table:table-cell office:value-type="float" office:value="4.37758328433522" calcext:value-type="float">
            <text:p>4,37758328433522</text:p>
          </table:table-cell>
          <table:table-cell office:value-type="float" office:value="12.0808686898438" calcext:value-type="float">
            <text:p>12,0808686898438</text:p>
          </table:table-cell>
          <table:table-cell office:value-type="float" office:value="2.05206487560441" calcext:value-type="float">
            <text:p>2,052064875604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01886.99999998" calcext:value-type="float">
            <text:p>4401886,99999998</text:p>
          </table:table-cell>
          <table:table-cell office:value-type="float" office:value="721750.217997438" calcext:value-type="float">
            <text:p>721750,217997438</text:p>
          </table:table-cell>
          <table:table-cell office:value-type="float" office:value="654898.560304375" calcext:value-type="float">
            <text:p>654898,560304375</text:p>
          </table:table-cell>
          <table:table-cell office:value-type="float" office:value="1376648.77830181" calcext:value-type="float">
            <text:p>1376648,77830181</text:p>
          </table:table-cell>
          <table:table-cell office:value-type="float" office:value="14058094.0000001" calcext:value-type="float">
            <text:p>14058094,0000001</text:p>
          </table:table-cell>
          <table:table-cell office:value-type="float" office:value="2922156.1466473" calcext:value-type="float">
            <text:p>2922156,1466473</text:p>
          </table:table-cell>
          <table:table-cell office:value-type="float" office:value="2227752.75290836" calcext:value-type="float">
            <text:p>2227752,75290836</text:p>
          </table:table-cell>
          <table:table-cell office:value-type="float" office:value="5149908.89955568" calcext:value-type="float">
            <text:p>5149908,89955568</text:p>
          </table:table-cell>
          <table:table-cell office:value-type="float" office:value="2684193.2751815" calcext:value-type="float">
            <text:p>2684193,2751815</text:p>
          </table:table-cell>
          <table:table-cell office:value-type="float" office:value="693920.03836329" calcext:value-type="float">
            <text:p>693920,03836329</text:p>
          </table:table-cell>
          <table:table-cell office:value-type="float" office:value="465596.720087892" calcext:value-type="float">
            <text:p>465596,720087892</text:p>
          </table:table-cell>
          <table:table-cell office:value-type="float" office:value="1159516.75845118" calcext:value-type="float">
            <text:p>1159516,75845118</text:p>
          </table:table-cell>
          <table:table-cell office:value-type="float" office:value="16.3963822332886" calcext:value-type="float">
            <text:p>16,3963822332886</text:p>
          </table:table-cell>
          <table:table-cell office:value-type="float" office:value="39.99" calcext:value-type="float">
            <text:p>39,99</text:p>
          </table:table-cell>
          <table:table-cell office:value-type="float" office:value="6.55691325509212" calcext:value-type="float">
            <text:p>6,55691325509212</text:p>
          </table:table-cell>
          <table:table-cell office:value-type="float" office:value="91976.4125020953" calcext:value-type="float">
            <text:p>91976,4125020953</text:p>
          </table:table-cell>
          <table:table-cell office:value-type="float" office:value="141114.111923648" calcext:value-type="float">
            <text:p>141114,111923648</text:p>
          </table:table-cell>
          <table:table-cell office:value-type="float" office:value="591790.947578351" calcext:value-type="float">
            <text:p>591790,947578351</text:p>
          </table:table-cell>
          <table:table-cell office:value-type="float" office:value="1295.62510569426" calcext:value-type="float">
            <text:p>1295,62510569426</text:p>
          </table:table-cell>
          <table:table-cell office:value-type="float" office:value="437257.113378699" calcext:value-type="float">
            <text:p>437257,113378699</text:p>
          </table:table-cell>
          <table:table-cell office:value-type="float" office:value="677179.472987505" calcext:value-type="float">
            <text:p>677179,472987505</text:p>
          </table:table-cell>
          <table:table-cell office:value-type="float" office:value="329840.583256053" calcext:value-type="float">
            <text:p>329840,583256053</text:p>
          </table:table-cell>
          <table:table-cell office:value-type="float" office:value="59081.3252115454" calcext:value-type="float">
            <text:p>59081,3252115454</text:p>
          </table:table-cell>
          <table:table-cell office:value-type="float" office:value="112757.398387508" calcext:value-type="float">
            <text:p>112757,398387508</text:p>
          </table:table-cell>
          <table:table-cell office:value-type="float" office:value="462103.627889891" calcext:value-type="float">
            <text:p>462103,627889891</text:p>
          </table:table-cell>
          <table:table-cell office:value-type="float" office:value="186439.504590586" calcext:value-type="float">
            <text:p>186439,504590586</text:p>
          </table:table-cell>
          <table:table-cell office:value-type="float" office:value="278010.440206626" calcext:value-type="float">
            <text:p>278010,440206626</text:p>
          </table:table-cell>
          <table:table-cell office:value-type="float" office:value="646066.267962122" calcext:value-type="float">
            <text:p>646066,267962122</text:p>
          </table:table-cell>
          <table:table-cell office:value-type="float" office:value="118107.036730656" calcext:value-type="float">
            <text:p>118107,036730656</text:p>
          </table:table-cell>
          <table:table-cell office:value-type="float" office:value="2.65450250588426" calcext:value-type="float">
            <text:p>2,65450250588426</text:p>
          </table:table-cell>
          <table:table-cell office:value-type="float" office:value="4.07265029725335" calcext:value-type="float">
            <text:p>4,07265029725335</text:p>
          </table:table-cell>
          <table:table-cell office:value-type="float" office:value="17.0794936502939" calcext:value-type="float">
            <text:p>17,0794936502939</text:p>
          </table:table-cell>
          <table:table-cell office:value-type="float" office:value="0.0280556958247973" calcext:value-type="float">
            <text:p>0,0280556958247973</text:p>
          </table:table-cell>
          <table:table-cell office:value-type="float" office:value="9.46844308300749" calcext:value-type="float">
            <text:p>9,46844308300749</text:p>
          </table:table-cell>
          <table:table-cell office:value-type="float" office:value="14.6637644094998" calcext:value-type="float">
            <text:p>14,6637644094998</text:p>
          </table:table-cell>
          <table:table-cell office:value-type="float" office:value="7.1424264888313" calcext:value-type="float">
            <text:p>7,1424264888313</text:p>
          </table:table-cell>
          <table:table-cell office:value-type="float" office:value="1.70512766869916" calcext:value-type="float">
            <text:p>1,70512766869916</text:p>
          </table:table-cell>
          <table:table-cell office:value-type="float" office:value="3.25425604711219" calcext:value-type="float">
            <text:p>3,25425604711219</text:p>
          </table:table-cell>
          <table:table-cell office:value-type="float" office:value="13.3366284337735" calcext:value-type="float">
            <text:p>13,3366284337735</text:p>
          </table:table-cell>
          <table:table-cell office:value-type="float" office:value="4.03719409845527" calcext:value-type="float">
            <text:p>4,03719409845527</text:p>
          </table:table-cell>
          <table:table-cell office:value-type="float" office:value="6.02008737888385" calcext:value-type="float">
            <text:p>6,02008737888385</text:p>
          </table:table-cell>
          <table:table-cell office:value-type="float" office:value="13.9900335497856" calcext:value-type="float">
            <text:p>13,9900335497856</text:p>
          </table:table-cell>
          <table:table-cell office:value-type="float" office:value="2.55751072028498" calcext:value-type="float">
            <text:p>2,557510720284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0.3$Windows_X86_64 LibreOffice_project/c21113d003cd3efa8c53188764377a8272d9d6de</meta:generator>
    <dc:date>2023-08-21T11:27:15.424000000</dc:date>
    <meta:editing-duration>PT25S</meta:editing-duration>
    <meta:editing-cycles>2</meta:editing-cycles>
    <meta:document-statistic meta:table-count="1" meta:cell-count="264" meta:object-count="0"/>
  </office:meta>
</office:document-meta>
</file>